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69cm" fo:margin-left="0.016cm" fo:margin-right="0.009cm" fo:margin-top="0cm" fo:margin-bottom="0cm" table:align="margins" style:writing-mode="lr-tb"/>
    </style:style>
    <style:style style:name="Table1.A" style:family="table-column">
      <style:table-column-properties style:column-width="8.583cm" style:rel-column-width="33148*"/>
    </style:style>
    <style:style style:name="Table1.B" style:family="table-column">
      <style:table-column-properties style:column-width="8.386cm" style:rel-column-width="32387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993cm" table:align="margins" style:writing-mode="lr-tb"/>
    </style:style>
    <style:style style:name="Table2.A" style:family="table-column">
      <style:table-column-properties style:column-width="8.497cm" style:rel-column-width="32767*"/>
    </style:style>
    <style:style style:name="Table2.B" style:family="table-column">
      <style:table-column-properties style:column-width="8.497cm" style:rel-column-width="32768*"/>
    </style:style>
    <style:style style:name="Table2.1" style:family="table-row">
      <style:table-row-properties style:min-row-height="0.713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style:vertical-align="middle" fo:padding="0.097cm" fo:border="0.002cm solid #000000"/>
    </style:style>
    <style:style style:name="Table2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style style:name="P3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fo:line-height="115%"/>
    </style:style>
    <style:style style:name="P5" style:family="paragraph" style:parent-style-name="Standard">
      <style:paragraph-properties fo:margin-top="0cm" fo:margin-bottom="0cm" fo:line-height="200%"/>
    </style:style>
    <style:style style:name="P6" style:family="paragraph" style:parent-style-name="Preformatted_20_Text">
      <style:paragraph-properties fo:margin-top="0cm" fo:margin-bottom="0cm" fo:background-color="transparent">
        <style:background-image/>
      </style:paragraph-properties>
      <style:text-properties style:use-window-font-color="true" style:font-name="Consolas1" fo:font-size="9.5pt" fo:font-weight="normal" fo:background-color="transparent" style:font-size-asian="9.5pt" style:font-weight-asian="normal" style:font-size-complex="9.5pt" style:font-weight-complex="normal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16pt" style:font-size-asian="16pt" style:font-name-complex="Times New Roman1" style:font-size-complex="33pt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</style:style>
    <style:style style:name="P10" style:family="paragraph" style:parent-style-name="Large_20_titles">
      <style:text-properties fo:language="uk" fo:country="UA"/>
    </style:style>
    <style:style style:name="P11" style:family="paragraph" style:parent-style-name="Simple_20_text">
      <style:paragraph-properties fo:margin-left="0cm" fo:margin-right="0cm" fo:margin-top="0cm" fo:margin-bottom="0.282cm" fo:line-height="115%" fo:text-align="justify" style:justify-single-word="false" fo:orphans="2" fo:widows="2" fo:text-indent="1.251cm" style:auto-text-indent="false" style:writing-mode="lr-tb">
        <style:tab-stops>
          <style:tab-stop style:position="5.345cm"/>
        </style:tab-stops>
      </style:paragraph-properties>
    </style:style>
    <style:style style:name="P12" style:family="paragraph" style:parent-style-name="Simple_20_text">
      <style:paragraph-properties fo:margin-left="0cm" fo:margin-right="0cm" fo:text-indent="0cm" style:auto-text-indent="false"/>
      <style:text-properties fo:language="uk" fo:country="UA"/>
    </style:style>
    <style:style style:name="P13" style:family="paragraph" style:parent-style-name="Preformatted_20_Text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Consolas1" fo:font-size="9.5pt" fo:language="uk" fo:country="UA" fo:font-style="italic" fo:font-weight="normal" fo:background-color="transparent" style:font-size-asian="9.5pt" style:font-weight-asian="normal" style:font-size-complex="9.5pt" style:font-weight-complex="normal"/>
    </style:style>
    <style:style style:name="P14" style:family="paragraph" style:parent-style-name="Simple_20_text" style:master-page-name="">
      <style:paragraph-properties fo:margin-top="0cm" fo:margin-bottom="0.282cm" fo:line-height="115%" fo:text-align="justify" style:justify-single-word="false" fo:orphans="2" fo:widows="2" style:page-number="auto" style:writing-mode="lr-tb">
        <style:tab-stops>
          <style:tab-stop style:position="5.345cm"/>
        </style:tab-stops>
      </style:paragraph-properties>
      <style:text-properties fo:language="uk" fo:country="UA"/>
    </style:style>
    <style:style style:name="P15" style:family="paragraph" style:parent-style-name="Preformatted_20_Text">
      <style:paragraph-properties fo:background-color="transparent">
        <style:background-image/>
      </style:paragraph-properties>
      <style:text-properties style:use-window-font-color="true" style:font-name="Consolas1" fo:font-size="9.5pt" fo:font-weight="normal" fo:background-color="transparent" style:font-size-asian="9.5pt" style:font-weight-asian="normal" style:font-size-complex="9.5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nsolas1" fo:font-size="14pt" style:font-size-asian="14pt" style:font-size-complex="18pt"/>
    </style:style>
    <style:style style:name="P18" style:family="paragraph" style:parent-style-name="Preformatted_20_Text">
      <style:paragraph-properties fo:margin-top="0cm" fo:margin-bottom="0.499cm" fo:background-color="transparent">
        <style:background-image/>
      </style:paragraph-properties>
      <style:text-properties style:use-window-font-color="true" style:font-name="Consolas1" fo:font-size="9.5pt" fo:font-weight="normal" fo:background-color="transparent" style:font-size-asian="9.5pt" style:font-weight-asian="normal" style:font-size-complex="9.5pt" style:font-weight-complex="normal"/>
    </style:style>
    <style:style style:name="P19" style:family="paragraph" style:parent-style-name="Standard" style:master-page-name="First_20_Page">
      <style:paragraph-properties fo:line-height="100%" fo:text-align="center" style:justify-single-word="false" style:page-number="auto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T1" style:family="text"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T2" style:family="text">
      <style:text-properties style:font-name="Times New Roman" fo:font-size="33pt" fo:language="en" fo:country="US" fo:font-weight="bold" style:font-size-asian="33pt" style:font-weight-asian="bold" style:font-name-complex="Times New Roman1" style:font-size-complex="33pt"/>
    </style:style>
    <style:style style:name="T3" style:family="text">
      <style:text-properties style:font-name="Times New Roman" fo:font-size="33pt" fo:language="uk" fo:country="UA" fo:font-weight="bold" style:font-size-asian="33pt" style:font-weight-asian="bold" style:font-name-complex="Times New Roman1" style:font-size-complex="33pt"/>
    </style:style>
    <style:style style:name="T4" style:family="text">
      <style:text-properties fo:language="en" fo:country="US"/>
    </style:style>
    <style:style style:name="T5" style:family="text">
      <style:text-properties style:font-name="Courier New" fo:font-size="14pt" fo:font-style="normal" style:font-size-asian="14pt" style:font-style-asian="normal" style:font-name-complex="Courier New2" style:font-size-complex="14pt"/>
    </style:style>
    <style:style style:name="T6" style:family="text">
      <style:text-properties style:font-name="Courier New" fo:font-size="14pt" fo:font-style="normal" fo:font-weight="bold" style:font-size-asian="14pt" style:font-style-asian="normal" style:font-weight-asian="bold" style:font-name-complex="Courier New2" style:font-size-complex="14pt"/>
    </style:style>
    <style:style style:name="T7" style:family="text">
      <style:text-properties fo:language="uk" fo:country="UA"/>
    </style:style>
    <style:style style:name="T8" style:family="text">
      <style:text-properties fo:font-style="italic"/>
    </style:style>
    <style:style style:name="fr1" style:family="graphic" style:parent-style-name="OLE">
      <style:graphic-properties style:horizontal-pos="center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7"/>
      <text:p text:style-name="P7"/>
      <text:p text:style-name="P7"/>
      <text:p text:style-name="P9"><text:span text:style-name="T1">ЛАБОРАТОРНА РОБОТА </text:span><text:span text:style-name="T2">#</text:span><text:span text:style-name="T3">2</text:span></text:p>
      <text:p text:style-name="P8">З дисципліни «<text:span text:style-name="T7">Архітектура комп'ютерів. Програмне забезпечення</text:span>»</text:p>
      <text:p text:style-name="P8">На тему: «<text:span text:style-name="T7">Організація обчислень на основі кластерної архітектури</text:span>»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Emphasis"><text:span text:style-name="T6">Виконали</text:span></text:span></text:p>
            <text:p text:style-name="P4"><text:span text:style-name="Emphasis"><text:span text:style-name="T5">Студенти групи КВ-21<text:line-break/>Бондарчук М.Ю.</text:span></text:span></text:p>
            <text:p text:style-name="P4"><text:span text:style-name="Emphasis"><text:span text:style-name="T5">Ніколін А.Д.</text:span></text:span></text:p>
            <text:p text:style-name="P5"><text:span text:style-name="Emphasis"><text:span text:style-name="T5">Тарасенко Г.О.</text:span></text:span></text:p>
            <text:p text:style-name="P5"><text:span text:style-name="Emphasis"><text:span text:style-name="T5">_______________________</text:span></text:span></text:p>
            <text:p text:style-name="P4"><text:span text:style-name="Emphasis"><text:span text:style-name="T5">_______________________</text:span></text:span></text:p>
          </table:table-cell>
          <table:table-cell table:style-name="Table1.A1" office:value-type="string">
            <text:p text:style-name="P4"><text:span text:style-name="Emphasis"><text:span text:style-name="T6">Прийняв</text:span></text:span></text:p>
            <text:p text:style-name="P4"><text:span text:style-name="Emphasis"><text:span text:style-name="T5">Доцент кафедри СПіСКС</text:span></text:span></text:p>
            <text:p text:style-name="P4"><text:span text:style-name="Emphasis"><text:span text:style-name="T5">Замятін Д.С.<text:line-break/></text:span></text:span></text:p>
            <text:p text:style-name="P5"><text:span text:style-name="Emphasis"><text:span text:style-name="T5"/></text:span></text:p>
            <text:p text:style-name="P5"><text:span text:style-name="Emphasis"><text:span text:style-name="T5">_______________________</text:span></text:span></text:p>
            <text:p text:style-name="P5"><text:span text:style-name="Emphasis"><text:span text:style-name="T5">_______________________</text:span></text:span></text:p>
          </table:table-cell>
        </table:table-row>
      </table:table>
      <text:h text:style-name="Large_20_titles" text:outline-level="2"><text:soft-page-break/>ЗАВДАННЯ</text:h>
      <text:p text:style-name="P14">В заданому тексті великого об’єму знайти всі рядки довжиною N символів, які утворюють паліндроми.</text:p>
      <text:p text:style-name="P11"/>
      <text:h text:style-name="P10" text:outline-level="2">ПОСИЛАННЯ НА РЕПОЗИТОРІЙ ПРОЕКТУ НА <text:span text:style-name="T4">GITHUB</text:span></text:h>
      <text:p text:style-name="Simple_20_text"><text:a xlink:type="simple" xlink:href="https://github.com/MaximBondarchuk/Computer_Architecture_Lab2" text:style-name="Internet_20_link" text:visited-style-name="Visited_20_Internet_20_Link">https://github.com/MaximBondarchuk/Computer_Architecture_Lab2</text:a></text:p>
      <text:h text:style-name="P10" text:outline-level="2"/>
      <text:h text:style-name="P10" text:outline-level="2">ПОСИЛАННЯ НА РЕПОЗИТОРІЙ ПРОЕКТУ НА <text:span text:style-name="T4">BITBUCKET</text:span></text:h>
      <text:p text:style-name="Simple_20_text"><text:a xlink:type="simple" xlink:href="https://bitbucket.org/kpikv21/computer_architecture_lab2" text:style-name="Internet_20_link" text:visited-style-name="Visited_20_Internet_20_Link"><text:span text:style-name="T4">https://bitbucket.org/kpikv21/computer_architecture_lab2</text:span></text:a></text:p>
      <text:h text:style-name="P10" text:outline-level="2"/>
      <text:h text:style-name="P10" text:outline-level="2">ЛІСТИНГ <text:span text:style-name="T4">WEB WORKER-A</text:span></text:h>
      <text:p text:style-name="P13">/**</text:p>
      <text:p text:style-name="P6"><text:s/><text:span text:style-name="T8">* Created by Maxim on 22.04.2015.</text:span></text:p>
      <text:p text:style-name="P6"><text:s/><text:span text:style-name="T8">*/</text:span></text:p>
      <text:p text:style-name="P6">function isPalindrome(str) {</text:p>
      <text:p text:style-name="P6"><text:s text:c="4"/>return str == str.split('').reverse().join('');</text:p>
      <text:p text:style-name="P6">}</text:p>
      <text:p text:style-name="P6">function getPalindromes(text, n) {</text:p>
      <text:p text:style-name="P6"><text:s text:c="4"/>var palindromes = [];</text:p>
      <text:p text:style-name="P6"><text:s text:c="4"/>for (var i = 0; i &lt; text.length - n; i++)</text:p>
      <text:p text:style-name="P6"><text:s text:c="8"/>if (isPalindrome(text.substr(i, n)))</text:p>
      <text:p text:style-name="P6"><text:s text:c="12"/>palindromes.push(text.substr(i, n));</text:p>
      <text:p text:style-name="P6"><text:s text:c="4"/>return palindromes;</text:p>
      <text:p text:style-name="P6">}</text:p>
      <text:p text:style-name="P6">var text, n = 100, workerNumber;</text:p>
      <text:p text:style-name="P6">while (n != -1) {</text:p>
      <text:p text:style-name="P6"><text:s text:c="4"/>var requestGET = new XMLHttpRequest();</text:p>
      <text:p text:style-name="P6"><text:s text:c="4"/>requestGET.open("GET", "/workerData", false);</text:p>
      <text:p text:style-name="P6"><text:s text:c="4"/>requestGET.send();</text:p>
      <text:p text:style-name="P6"><text:s text:c="4"/>var whatWeGot = JSON.<text:span text:style-name="T8">parse</text:span>(requestGET.responseText);</text:p>
      <text:p text:style-name="P15"><text:s text:c="4"/>text = whatWeGot['text'];</text:p>
      <text:p text:style-name="P15"><text:s text:c="4"/>n = whatWeGot['n'];</text:p>
      <text:p text:style-name="P15"><text:s text:c="4"/>workerNumber = whatWeGot['worker_number'];</text:p>
      <text:p text:style-name="P15"><text:s text:c="4"/>if (n != -1 &amp;&amp; n != -2) { <text:s text:c="2"/>// n == -1 - finish work; n == -2 - pause</text:p>
      <text:p text:style-name="P15"><text:s text:c="8"/>var palindromes = getPalindromes(text, n);</text:p>
      <text:p text:style-name="P15"><text:s text:c="8"/>var requestPOST = new XMLHttpRequest();</text:p>
      <text:p text:style-name="P15"><text:soft-page-break/><text:s text:c="8"/>requestPOST.open("POST", "/workerData", true);</text:p>
      <text:p text:style-name="P15"><text:s text:c="8"/>requestPOST.setRequestHeader("Content-type", "application/x-www-form-urlencoded");</text:p>
      <text:p text:style-name="P15"><text:s text:c="8"/>requestPOST.send("worker_number=" + workerNumber + "&amp;palindromes=" + palindromes);</text:p>
      <text:p text:style-name="P15"><text:s text:c="4"/>}</text:p>
      <text:p text:style-name="P18">}</text:p>
      <text:h text:style-name="P10" text:outline-level="2"/>
      <text:h text:style-name="P10" text:outline-level="2">ЗАЛЕЖНІСТЬ ЧАСУ ВИКОНАННЯ ВІД КІЛЬКОСТІ КЛІЄНТІВ 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Кількість клієнтів</text:p>
          </table:table-cell>
          <table:table-cell table:style-name="Table2.B1" office:value-type="string">
            <text:p text:style-name="P16">Час виконання</text:p>
          </table:table-cell>
        </table:table-row>
        <table:table-row>
          <table:table-cell table:style-name="Table2.A2" office:value-type="float" office:value="1">
            <text:p text:style-name="P17">1</text:p>
          </table:table-cell>
          <table:table-cell table:style-name="Table2.B2" office:value-type="string">
            <text:p text:style-name="P17">123.42000007629395</text:p>
          </table:table-cell>
        </table:table-row>
        <table:table-row>
          <table:table-cell table:style-name="Table2.A2" office:value-type="float" office:value="2">
            <text:p text:style-name="P17">2</text:p>
          </table:table-cell>
          <table:table-cell table:style-name="Table2.B2" office:value-type="string">
            <text:p text:style-name="P17"><text:s/>55.85400009155273</text:p>
          </table:table-cell>
        </table:table-row>
        <table:table-row>
          <table:table-cell table:style-name="Table2.A2" office:value-type="float" office:value="3">
            <text:p text:style-name="P17">3</text:p>
          </table:table-cell>
          <table:table-cell table:style-name="Table2.B2" office:value-type="string">
            <text:p text:style-name="P17"><text:s/>32.30800008773804</text:p>
          </table:table-cell>
        </table:table-row>
        <table:table-row>
          <table:table-cell table:style-name="Table2.A2" office:value-type="float" office:value="4">
            <text:p text:style-name="P17">4</text:p>
          </table:table-cell>
          <table:table-cell table:style-name="Table2.B2" office:value-type="string">
            <text:p text:style-name="P17"><text:s/>23.88300013542175</text:p>
          </table:table-cell>
        </table:table-row>
      </table:table>
      <text:p text:style-name="P12"><draw:frame draw:style-name="fr1" draw:name="Object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0cm" fo:margin-right="0.353cm" fo:margin-top="0.176cm" fo:margin-bottom="0cm" fo:line-height="100%" fo:text-align="center" style:justify-single-word="false" fo:orphans="0" fo:widows="0" fo:text-indent="0cm" style:auto-text-indent="false" fo:keep-with-next="always"/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Large_20_titles" style:display-name="Large titles" style:family="paragraph" style:default-outline-level="2" style:list-style-name="">
      <style:paragraph-properties fo:line-height="100%" fo:text-align="center" style:justify-single-word="false" fo:orphans="2" fo:widows="2" fo:padding-left="0cm" fo:padding-right="0cm" fo:padding-top="0cm" fo:padding-bottom="0.035cm" fo:border-left="none" fo:border-right="none" fo:border-top="none" fo:border-bottom="0.009cm solid #00000a" style:writing-mode="lr-tb">
        <style:tab-stops>
          <style:tab-stop style:position="5.318cm"/>
          <style:tab-stop style:position="8.364cm" style:type="center"/>
        </style:tab-stops>
      </style:paragraph-properties>
      <style:text-properties style:use-window-font-color="true" style:font-name="Times New Roman" fo:font-size="26pt" style:font-size-asian="26pt" style:language-asian="uk" style:country-asian="UA" style:font-name-complex="Times New Roman1" style:font-size-complex="26pt"/>
    </style:style>
    <style:style style:name="Tiny_20_titles" style:display-name="Tiny titles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style:font-name="Calibri Light" fo:font-size="18pt" style:font-size-asian="18pt" style:language-asian="uk" style:country-asian="UA" style:font-size-complex="18pt"/>
    </style:style>
    <style:style style:name="Simple_20_text" style:display-name="Simple text" style:family="paragraph" style:parent-style-name="Standard" style:default-outline-level="" style:list-style-name="">
      <style:paragraph-properties fo:margin-left="0cm" fo:margin-right="0cm" fo:text-align="justify" style:justify-single-word="false" fo:text-indent="1.251cm" style:auto-text-indent="false">
        <style:tab-stops>
          <style:tab-stop style:position="5.345cm"/>
        </style:tab-stops>
      </style:paragraph-properties>
      <style:text-properties style:font-name="Times New Roman" fo:font-size="14pt" style:font-size-asian="14pt" style:language-asian="uk" style:country-asian="UA" style:font-size-complex="18pt"/>
    </style:style>
    <style:style style:name="Comments" style:family="paragraph" style:parent-style-name="Standard" style:default-outline-level="" style:list-style-name="">
      <style:paragraph-properties fo:margin-top="0cm" fo:margin-bottom="0cm" fo:line-height="100%"/>
      <style:text-properties fo:color="#008000" style:font-name="Consolas" fo:font-size="10pt" style:font-size-asian="10pt" style:font-name-complex="Consolas2" style:font-size-complex="9.5pt"/>
    </style:style>
    <style:style style:name="Smallest_20_title" style:display-name="Smallest title" style:family="paragraph" style:default-outline-level="" style:list-style-name="">
      <style:paragraph-properties fo:margin-top="0.423cm" fo:margin-bottom="0.282cm" fo:text-align="center" style:justify-single-word="false" fo:orphans="2" fo:widows="2" style:writing-mode="lr-tb"/>
      <style:text-properties fo:color="#a5a5a5" fo:font-size="18pt" fo:font-style="italic" style:font-size-asian="18pt" style:language-asian="uk" style:country-asian="UA" style:font-style-asian="italic" style:font-name-complex="Courier New2" style:font-size-complex="18pt"/>
    </style:style>
    <style:style style:name="Стиль1" style:family="paragraph" style:parent-style-name="Large_20_titles" style:default-outline-level="" style:list-style-name=""/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uk" style:country-asian="UA" style:font-weight-asian="bold" style:font-size-complex="16pt" style:font-weight-complex="bold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paragraph-properties fo:margin-top="0cm" fo:margin-bottom="0cm" fo:line-height="100%"/>
      <style:text-properties style:font-name="Consolas" fo:font-size="9.5pt" fo:language="en" fo:country="US" style:font-size-asian="9.5pt" style:font-name-complex="Consolas2" style:font-size-complex="9.5pt"/>
    </style:style>
    <style:style style:name="FR3" style:family="paragraph" style:default-outline-level="" style:list-style-name="">
      <style:paragraph-properties fo:margin-left="0cm" fo:margin-right="0cm" fo:margin-top="0cm" fo:margin-bottom="0cm" fo:line-height="175%" fo:orphans="0" fo:widows="0" fo:text-indent="0.776cm" style:auto-text-indent="false" style:writing-mode="lr-tb"/>
      <style:text-properties style:use-window-font-color="true" style:font-name="Times New Roman" fo:font-size="9pt" style:font-name-asian="Times New Roman1" style:font-size-asian="9pt" style:language-asian="ru" style:country-asian="RU" style:font-name-complex="Times New Roman1" style:font-size-complex="10pt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cm" fo:margin-right="1.058cm" fo:margin-top="0.212cm" fo:margin-bottom="0cm" fo:line-height="166%" fo:text-align="justify" style:justify-single-word="false" fo:orphans="0" fo:widows="0" fo:text-indent="0.776cm" style:auto-text-indent="false"/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Little_20_title" style:display-name="Little title" style:family="paragraph" style:parent-style-name="Heading_20_4" style:default-outline-level="" style:list-style-name="">
      <style:paragraph-properties fo:margin-top="0.176cm" fo:margin-bottom="0.423cm"/>
      <style:text-properties style:font-name="Times New Roman" fo:font-size="16pt" fo:font-style="normal" fo:font-weight="bold" style:font-size-asian="16pt" style:font-style-asian="normal" style:font-weight-asian="bold"/>
    </style:style>
    <style:style style:name="Text" style:family="paragraph" style:parent-style-name="Standard" style:default-outline-level="" style:list-style-name="" style:class="extra">
      <style:paragraph-properties fo:margin-left="0cm" fo:margin-right="0cm" fo:text-indent="1.27cm" style:auto-text-indent="false"/>
      <style:text-properties style:font-name="Times New Roman" fo:font-size="14pt" style:font-size-asian="14pt" style:font-name-complex="Times New Roman1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arge_20_titles_20_Знак" style:display-name="Large titles Знак" style:family="text" style:parent-style-name="Default_20_Paragraph_20_Font">
      <style:text-properties style:font-name="Times New Roman" fo:font-size="26pt" style:font-size-asian="26pt" style:language-asian="uk" style:country-asian="UA" style:font-name-complex="Times New Roman1" style:font-size-complex="2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iny_20_titles_20_Знак" style:display-name="Tiny titles Знак" style:family="text" style:parent-style-name="Large_20_titles_20_Знак">
      <style:text-properties style:font-name="Calibri Light" fo:font-size="18pt" style:font-size-asian="18pt" style:language-asian="uk" style:country-asian="UA" style:font-name-complex="Courier New2" style:font-size-complex="18pt"/>
    </style:style>
    <style:style style:name="Simple_20_text_20_Знак" style:display-name="Simple text Знак" style:family="text" style:parent-style-name="Default_20_Paragraph_20_Font">
      <style:text-properties style:font-name="Times New Roman" fo:font-size="14pt" style:font-size-asian="14pt" style:language-asian="uk" style:country-asian="UA" style:font-size-complex="18pt"/>
    </style:style>
    <style:style style:name="Comments_20_Знак" style:display-name="Comments Знак" style:family="text" style:parent-style-name="Default_20_Paragraph_20_Font">
      <style:text-properties fo:color="#008000" style:font-name="Consolas" fo:font-size="10pt" style:font-size-asian="10pt" style:font-name-complex="Consolas2" style:font-size-complex="9.5pt"/>
    </style:style>
    <style:style style:name="Smallest_20_title_20_Знак" style:display-name="Smallest title Знак" style:family="text" style:parent-style-name="Tiny_20_titles_20_Знак">
      <style:text-properties fo:color="#a5a5a5" style:font-name="Calibri Light" fo:font-size="18pt" fo:font-style="italic" style:font-size-asian="18pt" style:language-asian="uk" style:country-asian="UA" style:font-style-asian="italic" style:font-name-complex="Courier New2" style:font-size-complex="18pt"/>
    </style:style>
    <style:style style:name="Стиль1_20_Знак" style:display-name="Стиль1 Знак" style:family="text" style:parent-style-name="Large_20_titles_20_Знак">
      <style:text-properties style:font-name="Candara" fo:font-size="24pt" style:font-size-asian="24pt" style:language-asian="uk" style:country-asian="UA" style:font-name-complex="Courier New2" style:font-size-complex="1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Code_20_Знак" style:display-name="Code Знак" style:family="text" style:parent-style-name="Simple_20_text_20_Знак">
      <style:text-properties style:font-name="Consolas" fo:font-size="9.5pt" fo:language="en" fo:country="US" style:font-size-asian="9.5pt" style:language-asian="uk" style:country-asian="UA" style:font-name-complex="Consolas2" style:font-size-complex="9.5pt"/>
    </style:style>
    <style:style style:name="Body_20_Text_20_Indent_20_3_20_Char" style:display-name="Body Text Indent 3 Char" style:family="text" style:parent-style-name="Default_20_Paragraph_20_Font"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page_20_number" style:display-name="page number" style:family="text" style:parent-style-name="Default_20_Paragraph_20_Font"/>
    <style:style style:name="Heading_20_4_20_Char" style:display-name="Heading 4 Char" style:family="text" style:parent-style-name="Default_20_Paragraph_20_Font"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Little_20_title_20_Char" style:display-name="Little title Char" style:family="text" style:parent-style-name="Heading_20_4_20_Char">
      <style:text-properties style:font-name="Times New Roman" fo:font-size="16pt" fo:font-style="normal" fo:font-weight="bold" style:font-name-asian="Times New Roman1" style:font-size-asian="16pt" style:language-asian="ru" style:country-asian="RU" style:font-style-asian="normal" style:font-weight-asian="bold" style:font-name-complex="Times New Roman1" style:font-size-complex="10pt"/>
    </style:style>
    <style:style style:name="Text_20_Char" style:display-name="Text Char" style:family="text" style:parent-style-name="Default_20_Paragraph_20_Font">
      <style:text-properties style:font-name="Times New Roman" fo:font-size="14pt" style:font-size-asian="14pt" style:font-name-complex="Times New Roman1" style:font-size-complex="14pt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MP3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29cm" fo:margin-left="0cm" fo:margin-right="0cm" fo:margin-top="0.1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29cm" fo:margin-left="0cm" fo:margin-right="0cm" fo:margin-bottom="0.129cm" style:dynamic-spacing="true"/>
      </style:header-style>
      <style:footer-style>
        <style:header-footer-properties fo:min-height="1.041cm" fo:margin-left="0cm" fo:margin-right="0cm" fo:margin-top="0.94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НАЦІОНАЛЬНИЙ ТЕХНІЧНИЙ УНІВЕРСИТЕТ УКРАЇНИ</text:p>
        <text:p text:style-name="MP2">«КИЇВСЬКИЙ ПОЛІТЕХНІЧНИЙ ІНСТИТУТ»</text:p>
        <text:p text:style-name="MP2">КАФЕДРА СИСТЕМНОГО ПРОГРАМУВАННЯ І СПЕЦІАЛІЗОВАНИХ<text:line-break/>КОМП’ЮТЕРНИХ СИСТЕМ</text:p>
      </style:header>
      <style:footer>
        <text:p text:style-name="MP3">КИЇВ –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Бондарчук</meta:initial-creator>
    <dc:creator>Maxim Bondarchuk</dc:creator>
    <meta:editing-cycles>45</meta:editing-cycles>
    <meta:print-date>2015-04-28T23:17:16.69</meta:print-date>
    <meta:creation-date>2014-11-11T10:32:00</meta:creation-date>
    <dc:date>2015-05-11T22:57:39.68</dc:date>
    <meta:editing-duration>PT8H38M14S</meta:editing-duration>
    <meta:generator>OpenOffice/4.1.1$Win32 OpenOffice.org_project/411m6$Build-9775</meta:generator>
    <meta:printed-by>Maxim Bondarchuk</meta:printed-by>
    <meta:document-statistic meta:table-count="2" meta:image-count="0" meta:object-count="1" meta:page-count="3" meta:paragraph-count="67" meta:word-count="226" meta:character-count="205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uk" number:country="UA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0.769cm" svg:y="0.851cm" svg:width="14.591cm" svg:height="7.549cm">
          <chartooo:coordinate-region svg:x="1.576cm" svg:y="1.063cm" svg:width="13.69cm" svg:height="6.664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.420000076294">
                <text:p>123.4200000762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8540000915527">
                <text:p>55.8540000915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308000087738">
                <text:p>32.308000087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8830001354218">
                <text:p>23.88300013542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